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omicides-vadeathrate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omicides-vadeathrate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T</text:p>
          </table:table-cell>
          <table:table-cell table:style-name="ce21" office:value-type="string">
            <text:p>County</text:p>
          </table:table-cell>
          <table:table-cell table:style-name="ce21" office:value-type="string">
            <text:p>StateFIPS</text:p>
          </table:table-cell>
          <table:table-cell table:style-name="ce21" office:value-type="string">
            <text:p>CountyFIPS</text:p>
          </table:table-cell>
          <table:table-cell table:style-name="ce21" office:value-type="string">
            <text:p>Population</text:p>
          </table:table-cell>
          <table:table-cell table:style-name="ce21" office:value-type="string">
            <text:p>Deaths</text:p>
          </table:table-cell>
          <table:table-cell table:style-name="ce21" office:value-type="string">
            <text:p>Med_Cost</text:p>
          </table:table-cell>
          <table:table-cell table:style-name="ce21" office:value-type="string">
            <text:p>Work_Cost</text:p>
          </table:table-cell>
          <table:table-cell table:style-name="ce21" office:value-type="string">
            <text:p>U_C_Rate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FRANKLIN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377636">
            <text:p>377636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GLOUCESTER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254685">
            <text:p>254685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ISLE OF WIGHT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238257">
            <text:p>238257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JAMES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436313">
            <text:p>436313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SOUTHAMPTON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127827">
            <text:p>127827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YORK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449229">
            <text:p>449229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1522619">
            <text:p>1522619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80584.11307">
            <text:p>80584.11307</text:p>
          </table:table-cell>
          <table:table-cell table:style-name="ce22" office:value-type="float" office:value="1.700927311E7">
            <text:p>17009273.11</text:p>
          </table:table-cell>
          <table:table-cell table:style-name="ce22" office:value-type="float" office:value="6.501954855">
            <text:p>6.501954855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FRANKLIN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59164">
            <text:p>59164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976801">
            <text:p>976801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72478.84487">
            <text:p>72478.84487</text:p>
          </table:table-cell>
          <table:table-cell table:style-name="ce22" office:value-type="float" office:value="1.480096613E7">
            <text:p>14800966.13</text:p>
          </table:table-cell>
          <table:table-cell table:style-name="ce22" office:value-type="float" office:value="8.599499796">
            <text:p>8.599499796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1277970">
            <text:p>1277970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00673.43">
            <text:p>100673.43</text:p>
          </table:table-cell>
          <table:table-cell table:style-name="ce22" office:value-type="float" office:value="2.690078023E7">
            <text:p>26900780.23</text:p>
          </table:table-cell>
          <table:table-cell table:style-name="ce22" office:value-type="float" office:value="11.50261743">
            <text:p>11.50261743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1693869">
            <text:p>1693869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251289.6433">
            <text:p>251289.6433</text:p>
          </table:table-cell>
          <table:table-cell table:style-name="ce22" office:value-type="float" office:value="4.541665687E7">
            <text:p>45416656.87</text:p>
          </table:table-cell>
          <table:table-cell table:style-name="ce22" office:value-type="float" office:value="15.11332931">
            <text:p>15.11332931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POQUOSON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84154">
            <text:p>84154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PORTSMOUTH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679262">
            <text:p>679262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80485.25636">
            <text:p>80485.25636</text:p>
          </table:table-cell>
          <table:table-cell table:style-name="ce22" office:value-type="float" office:value="1.865667451E7">
            <text:p>18656674.51</text:p>
          </table:table-cell>
          <table:table-cell table:style-name="ce22" office:value-type="float" office:value="15.60517149">
            <text:p>15.60517149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566082">
            <text:p>566082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9931.6403">
            <text:p>29931.6403</text:p>
          </table:table-cell>
          <table:table-cell table:style-name="ce22" office:value-type="float" office:value="7315346.73">
            <text:p>7315346.73</text:p>
          </table:table-cell>
          <table:table-cell table:style-name="ce22" office:value-type="float" office:value="7.419419801">
            <text:p>7.419419801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3052504">
            <text:p>3052504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75567.38878">
            <text:p>75567.38878</text:p>
          </table:table-cell>
          <table:table-cell table:style-name="ce22" office:value-type="float" office:value="2.271450751E7">
            <text:p>22714507.51</text:p>
          </table:table-cell>
          <table:table-cell table:style-name="ce22" office:value-type="float" office:value="4.422598627">
            <text:p>4.422598627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WILLIAMSBURG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1389">
            <text:p>9138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omicides-vadeathrates" style:display-name="PageStyle_homicides-vadeathrate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